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monospace"/>
    <style:font-face style:name="proxima-nova" svg:font-family="proxima-nov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66122" officeooo:paragraph-rsid="00166122"/>
    </style:style>
    <style:style style:name="P2" style:family="paragraph" style:parent-style-name="Text_20_body">
      <style:paragraph-properties fo:margin-left="0in" fo:margin-right="0in" fo:text-indent="0in" style:auto-text-indent="false"/>
    </style:style>
    <style:style style:name="P3" style:family="paragraph" style:parent-style-name="Text_20_body">
      <style:paragraph-properties fo:margin-left="0in" fo:margin-right="0in" fo:margin-top="0in" fo:margin-bottom="0.2291in" style:contextual-spacing="false" style:line-height-at-least="0.2291in" fo:widows="1" fo:text-indent="0in" style:auto-text-indent="false" fo:padding="0in" fo:border="none"/>
    </style:style>
    <style:style style:name="P4" style:family="paragraph" style:parent-style-name="Text_20_body">
      <style:paragraph-properties fo:margin-left="0in" fo:margin-right="0in" fo:margin-top="0in" fo:margin-bottom="0.2291in" style:contextual-spacing="false" style:line-height-at-least="0.2917in" fo:widows="1" fo:text-indent="0in" style:auto-text-indent="false" fo:padding="0in" fo:border="none"/>
      <style:text-properties fo:font-variant="normal" fo:text-transform="none" fo:color="#000000" style:font-name="proxima-nova" fo:font-size="12pt" fo:letter-spacing="normal" fo:font-style="normal" fo:font-weight="normal"/>
    </style:style>
    <style:style style:name="P5" style:family="paragraph" style:parent-style-name="Heading_20_2">
      <style:text-properties fo:font-variant="normal" fo:text-transform="none" fo:color="#2d2d2d" style:font-name="proxima-nova" fo:font-size="21pt" fo:letter-spacing="normal" fo:font-style="normal" fo:font-weight="normal" officeooo:rsid="00166122" officeooo:paragraph-rsid="00166122"/>
    </style:style>
    <style:style style:name="P6" style:family="paragraph" style:parent-style-name="Preformatted_20_Text">
      <style:paragraph-properties fo:margin-left="0in" fo:margin-right="0in" fo:margin-top="0in" fo:margin-bottom="0in" style:contextual-spacing="false" style:line-height-at-least="0.2291in" fo:widows="1" fo:text-indent="0in" style:auto-text-indent="false" fo:padding="0in" fo:border="none"/>
    </style:style>
    <style:style style:name="P7" style:family="paragraph" style:parent-style-name="Preformatted_20_Text">
      <style:paragraph-properties fo:margin-top="0in" fo:margin-bottom="0in" style:contextual-spacing="false" style:line-height-at-least="0.2291in" fo:widows="1" fo:padding="0in" fo:border="none"/>
    </style:style>
    <style:style style:name="P8" style:family="paragraph" style:parent-style-name="Preformatted_20_Text">
      <style:paragraph-properties fo:margin-left="0.2917in" fo:margin-right="0.2917in" fo:margin-top="0in" fo:margin-bottom="0in" style:contextual-spacing="false" style:line-height-at-least="0.2291in" fo:widows="1" fo:text-indent="0in" style:auto-text-indent="false" fo:padding="0in" fo:border="none"/>
    </style:style>
    <style:style style:name="T1" style:family="text">
      <style:text-properties fo:font-variant="normal" fo:text-transform="none" fo:color="#000000" style:font-name="proxima-nova" fo:font-size="12pt" fo:letter-spacing="normal" fo:font-style="normal" fo:font-weight="normal"/>
    </style:style>
    <style:style style:name="T2" style:family="text">
      <style:text-properties fo:font-variant="normal" fo:text-transform="none" fo:color="#111111" style:font-name="monospace" fo:font-size="11.25pt" fo:letter-spacing="normal" fo:font-style="normal" fo:font-weight="normal" fo:padding="0in" fo:border="none"/>
    </style:style>
    <style:style style:name="T3" style:family="text">
      <style:text-properties fo:font-variant="normal" fo:text-transform="none" fo:color="#333333" style:font-name="monospace" fo:font-size="10.5pt" fo:letter-spacing="normal" fo:font-style="normal" fo:font-weight="normal" fo:background-color="transparent" loext:char-shading-value="0" fo:padding="0in" fo:border="none"/>
    </style:style>
    <style:style style:name="T4" style:family="text">
      <style:text-properties fo:font-variant="normal" fo:text-transform="none" fo:color="#de3939" style:font-name="monospace" fo:font-size="10.5pt" fo:letter-spacing="normal" fo:font-style="normal" fo:font-weight="normal" fo:background-color="transparent" loext:char-shading-value="0" fo:padding="0in" fo:border="none"/>
    </style:style>
    <style:style style:name="T5" style:family="text">
      <style:text-properties fo:font-variant="normal" fo:text-transform="none" fo:color="#de3939" style:font-name="monospace" fo:font-size="11.25pt" fo:letter-spacing="normal" fo:font-style="normal" fo:font-weight="normal" fo:padding="0in"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w to install Django</text:p>
      <text:p text:style-name="P1"/>
      <text:h text:style-name="P5" text:outline-level="2"><text:bookmark text:name="install-through-pip-in-a-virtualenv"/>Install through pip in a Virtualenv</text:h>
      <text:p text:style-name="P3"><text:span text:style-name="T1">Perhaps the most flexible way to install Django on your system is with the </text:span><text:span text:style-name="Source_20_Text"><text:span text:style-name="T2">virtualenv</text:span></text:span><text:span text:style-name="T1"> tool. This tool allows you to create virtual Python environments where you can install any Python packages you want without affecting the rest of the system. This allows you to select Python packages on a per-project basis regardless of conflicts with other project's requirements.</text:span></text:p>
      <text:p text:style-name="P3"><text:span text:style-name="T1">We will begin by installing </text:span><text:span text:style-name="Source_20_Text"><text:span text:style-name="T2">pip</text:span></text:span><text:span text:style-name="T1"> from the Ubuntu repositories. Refresh your local package index before starting:</text:span></text:p>
      <text:p text:style-name="P6"><text:span text:style-name="Source_20_Text"><text:span text:style-name="T3">sudo apt-get update</text:span></text:span></text:p>
      <text:p text:style-name="P3"><text:span text:style-name="T1">If you plan on using version 2 of Python, you can install </text:span><text:span text:style-name="Source_20_Text"><text:span text:style-name="T2">pip</text:span></text:span><text:span text:style-name="T1"> by typing:</text:span></text:p>
      <text:p text:style-name="P6"><text:span text:style-name="Source_20_Text"><text:span text:style-name="T3">sudo apt-get install python-pip</text:span></text:span></text:p>
      <text:p text:style-name="P3"><text:span text:style-name="T1">If, instead, you plan on using version 3 of Python, you can install </text:span><text:span text:style-name="Source_20_Text"><text:span text:style-name="T2">pip</text:span></text:span><text:span text:style-name="T1"> by typing:</text:span></text:p>
      <text:p text:style-name="P6"><text:span text:style-name="Source_20_Text"><text:span text:style-name="T3">sudo apt-get install python3-pip</text:span></text:span></text:p>
      <text:p text:style-name="P3"><text:span text:style-name="T1">Once </text:span><text:span text:style-name="Source_20_Text"><text:span text:style-name="T2">pip</text:span></text:span><text:span text:style-name="T1"> is installed, you can use it to install the </text:span><text:span text:style-name="Source_20_Text"><text:span text:style-name="T2">virtualenv</text:span></text:span><text:span text:style-name="T1"> package. If you installed the Python 2</text:span><text:span text:style-name="Source_20_Text"><text:span text:style-name="T2">pip</text:span></text:span><text:span text:style-name="T1">, you can type:</text:span></text:p>
      <text:p text:style-name="P6"><text:span text:style-name="Source_20_Text"><text:span text:style-name="T3">sudo pip install virtualenv</text:span></text:span></text:p>
      <text:p text:style-name="P3"><text:span text:style-name="T1">If you installed the Python 3 version of </text:span><text:span text:style-name="Source_20_Text"><text:span text:style-name="T2">pip</text:span></text:span><text:span text:style-name="T1">, you should type this instead:</text:span></text:p>
      <text:p text:style-name="P6"><text:span text:style-name="Source_20_Text"><text:span text:style-name="T3">sudo pip3 install virtualenv</text:span></text:span></text:p>
      <text:p text:style-name="P4">Now, whenever you start a new project, you can create a virtual environment for it. Start by creating and moving into a new project directory:</text:p>
      <text:p text:style-name="P6"><text:span text:style-name="Source_20_Text"><text:span text:style-name="T3">mkdir ~/</text:span></text:span><text:span text:style-name="Source_20_Text"><text:span text:style-name="T4">newproject</text:span></text:span></text:p>
      <text:p text:style-name="P7"><text:span text:style-name="Source_20_Text"><text:span text:style-name="T3">cd ~/</text:span></text:span><text:span text:style-name="Source_20_Text"><text:span text:style-name="T4">newproject</text:span></text:span></text:p>
      <text:p text:style-name="P4">Now, create a virtual environment within the project directory by typing:</text:p>
      <text:p text:style-name="P6"><text:span text:style-name="Source_20_Text"><text:span text:style-name="T3">virtualenv </text:span></text:span><text:span text:style-name="Source_20_Text"><text:span text:style-name="T4">newenv</text:span></text:span></text:p>
      <text:p text:style-name="P3"><text:span text:style-name="T1">This will install a standalone version of Python, as well as </text:span><text:span text:style-name="Source_20_Text"><text:span text:style-name="T2">pip</text:span></text:span><text:span text:style-name="T1">, into an isolated directory structure within your project directory. We chose to call our virtual environment </text:span><text:span text:style-name="Source_20_Text"><text:span text:style-name="T5">newenv</text:span></text:span><text:span text:style-name="T1">, but you should name it something descriptive. A directory will be created with the name you select, which will hold the file hierarchy where your packages will be installed.</text:span></text:p>
      <text:p text:style-name="P4">To install packages into the isolated environment, you must activate it by <text:soft-page-break/>typing:</text:p>
      <text:p text:style-name="P6"><text:span text:style-name="Source_20_Text"><text:span text:style-name="T3">source </text:span></text:span><text:span text:style-name="Source_20_Text"><text:span text:style-name="T4">newenv</text:span></text:span><text:span text:style-name="Source_20_Text"><text:span text:style-name="T3">/bin/activate</text:span></text:span></text:p>
      <text:p text:style-name="P3"><text:span text:style-name="T1">Your prompt should change to reflect that you are now in your virtual environment. It will look something like </text:span><text:span text:style-name="Source_20_Text"><text:span text:style-name="T2">(</text:span></text:span><text:span text:style-name="Source_20_Text"><text:span text:style-name="T5">newenv</text:span></text:span><text:span text:style-name="Source_20_Text"><text:span text:style-name="T2">)username@hostname:~/newproject$</text:span></text:span><text:span text:style-name="T1">.</text:span></text:p>
      <text:p text:style-name="P3"><text:span text:style-name="T1">In your new environment, you can use </text:span><text:span text:style-name="Source_20_Text"><text:span text:style-name="T2">pip</text:span></text:span><text:span text:style-name="T1"> to install Django. Regardless of whether you are using version 2 or 3 of Python, it should be called just </text:span><text:span text:style-name="Source_20_Text"><text:span text:style-name="T2">pip</text:span></text:span><text:span text:style-name="T1"> when you are in your virtual environment. Also note that you</text:span><text:span text:style-name="Emphasis"><text:span text:style-name="T1">do not</text:span></text:span><text:span text:style-name="T1"> need to use </text:span><text:span text:style-name="Source_20_Text"><text:span text:style-name="T2">sudo</text:span></text:span><text:span text:style-name="T1"> since you are installing locally:</text:span></text:p>
      <text:p text:style-name="P6"><text:span text:style-name="Source_20_Text"><text:span text:style-name="T3">pip install django</text:span></text:span></text:p>
      <text:p text:style-name="P4">You can verify the installation by typing:</text:p>
      <text:p text:style-name="P6"><text:span text:style-name="Source_20_Text"><text:span text:style-name="T3">django-admin --version</text:span></text:span></text:p>
      <text:p text:style-name="P8"><text:span text:style-name="Source_20_Text"><text:span text:style-name="T3">1.7.5</text:span></text:span></text:p>
      <text:p text:style-name="P3"><text:span text:style-name="T1">To leave your virtual environment, you need to issue the </text:span><text:span text:style-name="Source_20_Text"><text:span text:style-name="T2">deactivate</text:span></text:span><text:span text:style-name="T1"> command from anywhere on the system:</text:span></text:p>
      <text:p text:style-name="P6"><text:span text:style-name="Source_20_Text"><text:span text:style-name="T3">deactivate</text:span></text:span></text:p>
      <text:p text:style-name="P4">Your prompt should revert to the conventional display. When you wish to work on your project again, you should re-activate your virtual environment by moving back into your project directory and activating:</text:p>
      <text:p text:style-name="P6"><text:span text:style-name="Source_20_Text"><text:span text:style-name="T3">cd ~/</text:span></text:span><text:span text:style-name="Source_20_Text"><text:span text:style-name="T4">newproject</text:span></text:span></text:p>
      <text:p text:style-name="P7"><text:span text:style-name="Source_20_Text"><text:span text:style-name="T3">source </text:span></text:span><text:span text:style-name="Source_20_Text"><text:span text:style-name="T4">newenv</text:span></text:span><text:span text:style-name="Source_20_Text"><text:span text:style-name="T3">/bin/activate</text:span></text:span></text:p>
      <text:p text:style-name="P2"><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monospace"/>
    <style:font-face style:name="proxima-nova" svg:font-family="proxima-nov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2T10:29:33.806627075</meta:creation-date>
    <dc:date>2016-05-12T10:30:04.302422606</dc:date>
    <meta:editing-duration>P0D</meta:editing-duration>
    <meta:editing-cycles>1</meta:editing-cycles>
    <meta:document-statistic meta:table-count="0" meta:image-count="0" meta:object-count="0" meta:page-count="2" meta:paragraph-count="33" meta:word-count="425" meta:character-count="2617" meta:non-whitespace-character-count="2224"/>
    <meta:generator>LibreOffice/4.2.8.2$Linux_X86_64 LibreOffice_project/420m0$Build-2</meta:generator>
  </office:meta>
</office:document-meta>
</file>